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${@someone} is ${@mood}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4-19T20:34:01</meta:creation-date>
    <dc:date>2010-04-19T21:42:09</dc:date>
    <meta:editing-duration>PT00H02M29S</meta:editing-duration>
    <meta:editing-cycles>3</meta:editing-cycles>
    <meta:generator>OpenOffice.org/3.2$Unix OpenOffice.org_project/320m12$Build-9483</meta:generator>
    <meta:document-statistic meta:table-count="0" meta:image-count="0" meta:object-count="0" meta:page-count="1" meta:paragraph-count="1" meta:word-count="3" meta:character-count="24"/>
  </office:meta>
</office:document-meta>
</file>